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63mm"/>
    </style:style>
    <style:style style:name="co3" style:family="table-column">
      <style:table-column-properties fo:break-before="auto" style:column-width="34.55mm"/>
    </style:style>
    <style:style style:name="co4" style:family="table-column">
      <style:table-column-properties fo:break-before="auto" style:column-width="45.24mm"/>
    </style:style>
    <style:style style:name="co5" style:family="table-column">
      <style:table-column-properties fo:break-before="auto" style:column-width="32.05mm"/>
    </style:style>
    <style:style style:name="co6" style:family="table-column">
      <style:table-column-properties fo:break-before="auto" style:column-width="37.48mm"/>
    </style:style>
    <style:style style:name="co7" style:family="table-column">
      <style:table-column-properties fo:break-before="auto" style:column-width="33.3mm"/>
    </style:style>
    <style:style style:name="co8" style:family="table-column">
      <style:table-column-properties fo:break-before="auto" style:column-width="29.95mm"/>
    </style:style>
    <style:style style:name="co9" style:family="table-column">
      <style:table-column-properties fo:break-before="auto" style:column-width="32.88mm"/>
    </style:style>
    <style:style style:name="co10" style:family="table-column">
      <style:table-column-properties fo:break-before="auto" style:column-width="39.16mm"/>
    </style:style>
    <style:style style:name="co11" style:family="table-column">
      <style:table-column-properties fo:break-before="auto" style:column-width="45.67mm"/>
    </style:style>
    <style:style style:name="co12" style:family="table-column">
      <style:table-column-properties fo:break-before="auto" style:column-width="39.37mm"/>
    </style:style>
    <style:style style:name="co13" style:family="table-column">
      <style:table-column-properties fo:break-before="auto" style:column-width="33.73mm"/>
    </style:style>
    <style:style style:name="co14" style:family="table-column">
      <style:table-column-properties fo:break-before="auto" style:column-width="36.44mm"/>
    </style:style>
    <style:style style:name="co15" style:family="table-column">
      <style:table-column-properties fo:break-before="auto" style:column-width="40.22mm"/>
    </style:style>
    <style:style style:name="co16" style:family="table-column">
      <style:table-column-properties fo:break-before="auto" style:column-width="35.19mm"/>
    </style:style>
    <style:style style:name="co17" style:family="table-column">
      <style:table-column-properties fo:break-before="auto" style:column-width="38.33mm"/>
    </style:style>
    <style:style style:name="co18" style:family="table-column">
      <style:table-column-properties fo:break-before="auto" style:column-width="33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28mm" fo:break-before="auto" style:use-optimal-row-height="false"/>
    </style:style>
    <style:style style:name="ro3" style:family="table-row">
      <style:table-row-properties style:row-height="6.07mm" fo:break-before="auto" style:use-optimal-row-height="false"/>
    </style:style>
    <style:style style:name="ro4" style:family="table-row">
      <style:table-row-properties style:row-height="6.67mm" fo:break-before="auto" style:use-optimal-row-height="false"/>
    </style:style>
    <style:style style:name="ro5" style:family="table-row">
      <style:table-row-properties style:row-height="4.45mm" fo:break-before="auto" style:use-optimal-row-height="false"/>
    </style:style>
    <style:style style:name="ro6" style:family="table-row">
      <style:table-row-properties style:row-height="5.86mm" fo:break-before="auto" style:use-optimal-row-height="false"/>
    </style:style>
    <style:style style:name="ro7" style:family="table-row">
      <style:table-row-properties style:row-height="6.26mm" fo:break-before="auto" style:use-optimal-row-height="false"/>
    </style:style>
    <style:style style:name="ro8" style:family="table-row">
      <style:table-row-properties style:row-height="7.0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4"/>
    <style:style style:name="ce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7" style:family="table-cell" style:parent-style-name="Default">
      <style:text-properties fo:color="#2aacb8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Fall 1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string" calcext:value-type="string">
            <text:p>Abtastpunkte: </text:p>
          </table:table-cell>
          <table:table-cell table:style-name="ce7"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ariable1</text:p>
          </table:table-cell>
          <table:table-cell office:value-type="string" calcext:value-type="string">
            <text:p>Variable2</text:p>
          </table:table-cell>
          <table:table-cell office:value-type="string" calcext:value-type="string">
            <text:p>Variable3</text:p>
          </table:table-cell>
          <table:table-cell office:value-type="string" calcext:value-type="string">
            <text:p>Variable4</text:p>
          </table:table-cell>
          <table:table-cell office:value-type="string" calcext:value-type="string">
            <text:p>Variable5</text:p>
          </table:table-cell>
          <table:table-cell office:value-type="string" calcext:value-type="string">
            <text:p>Variable6</text:p>
          </table:table-cell>
          <table:table-cell office:value-type="string" calcext:value-type="string">
            <text:p>Variable7</text:p>
          </table:table-cell>
          <table:table-cell office:value-type="string" calcext:value-type="string">
            <text:p>beste Fitness</text:p>
          </table:table-cell>
          <table:table-cell office:value-type="string" calcext:value-type="string">
            <text:p>Fitness normiert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757.32387920415" calcext:value-type="float">
            <text:p>1757.32387920415</text:p>
          </table:table-cell>
          <table:table-cell office:value-type="float" office:value="0.000279573538551174" calcext:value-type="float">
            <text:p>0.000279573538551174</text:p>
          </table:table-cell>
          <table:table-cell office:value-type="float" office:value="0.0743368183235767" calcext:value-type="float">
            <text:p>0.0743368183235767</text:p>
          </table:table-cell>
          <table:table-cell office:value-type="float" office:value="0.977141241583577" calcext:value-type="float">
            <text:p>0.977141241583577</text:p>
          </table:table-cell>
          <table:table-cell office:value-type="float" office:value="2.23131770764349" calcext:value-type="float">
            <text:p>2.23131770764349</text:p>
          </table:table-cell>
          <table:table-cell office:value-type="float" office:value="0.0201584637976567" calcext:value-type="float">
            <text:p>0.0201584637976567</text:p>
          </table:table-cell>
          <table:table-cell office:value-type="float" office:value="0.00452086771926412" calcext:value-type="float">
            <text:p>0.00452086771926412</text:p>
          </table:table-cell>
          <table:table-cell office:value-type="float" office:value="73.2350459963618" calcext:value-type="float">
            <text:p>73.235045996361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783.09026312648" calcext:value-type="float">
            <text:p>1783.09026312648</text:p>
          </table:table-cell>
          <table:table-cell office:value-type="float" office:value="0.00028398496494096" calcext:value-type="float">
            <text:p>0.00028398496494096</text:p>
          </table:table-cell>
          <table:table-cell office:value-type="float" office:value="0.0760628928362785" calcext:value-type="float">
            <text:p>0.0760628928362785</text:p>
          </table:table-cell>
          <table:table-cell office:value-type="float" office:value="0.975864437816857" calcext:value-type="float">
            <text:p>0.975864437816857</text:p>
          </table:table-cell>
          <table:table-cell office:value-type="float" office:value="2.30512458197196" calcext:value-type="float">
            <text:p>2.30512458197196</text:p>
          </table:table-cell>
          <table:table-cell office:value-type="float" office:value="0.0199962289938102" calcext:value-type="float">
            <text:p>0.0199962289938102</text:p>
          </table:table-cell>
          <table:table-cell office:value-type="float" office:value="0.00443752247976605" calcext:value-type="float">
            <text:p>0.00443752247976605</text:p>
          </table:table-cell>
          <table:table-cell office:value-type="float" office:value="82.6771516464198" calcext:value-type="float">
            <text:p>82.67715164641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763.63978130445" calcext:value-type="float">
            <text:p>1763.63978130445</text:p>
          </table:table-cell>
          <table:table-cell office:value-type="float" office:value="0.000292290442387563" calcext:value-type="float">
            <text:p>0.000292290442387563</text:p>
          </table:table-cell>
          <table:table-cell office:value-type="float" office:value="0.0748260184147636" calcext:value-type="float">
            <text:p>0.0748260184147636</text:p>
          </table:table-cell>
          <table:table-cell office:value-type="float" office:value="0.970744822829211" calcext:value-type="float">
            <text:p>0.970744822829211</text:p>
          </table:table-cell>
          <table:table-cell office:value-type="float" office:value="2.26329510525275" calcext:value-type="float">
            <text:p>2.26329510525275</text:p>
          </table:table-cell>
          <table:table-cell office:value-type="float" office:value="0.0201595711298792" calcext:value-type="float">
            <text:p>0.0201595711298792</text:p>
          </table:table-cell>
          <table:table-cell office:value-type="float" office:value="0.00448591407805731" calcext:value-type="float">
            <text:p>0.00448591407805731</text:p>
          </table:table-cell>
          <table:table-cell office:value-type="float" office:value="124.050700455012" calcext:value-type="float">
            <text:p>124.05070045501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793.80057571065" calcext:value-type="float">
            <text:p>1793.80057571065</text:p>
          </table:table-cell>
          <table:table-cell office:value-type="float" office:value="0.000284467104436094" calcext:value-type="float">
            <text:p>0.000284467104436094</text:p>
          </table:table-cell>
          <table:table-cell office:value-type="float" office:value="0.0785680455638535" calcext:value-type="float">
            <text:p>0.0785680455638535</text:p>
          </table:table-cell>
          <table:table-cell office:value-type="float" office:value="0.98623343750085" calcext:value-type="float">
            <text:p>0.98623343750085</text:p>
          </table:table-cell>
          <table:table-cell office:value-type="float" office:value="2.30859155408628" calcext:value-type="float">
            <text:p>2.30859155408628</text:p>
          </table:table-cell>
          <table:table-cell office:value-type="float" office:value="0.0203764334816482" calcext:value-type="float">
            <text:p>0.0203764334816482</text:p>
          </table:table-cell>
          <table:table-cell office:value-type="float" office:value="0.00444905603396224" calcext:value-type="float">
            <text:p>0.00444905603396224</text:p>
          </table:table-cell>
          <table:table-cell office:value-type="float" office:value="68.7234686545017" calcext:value-type="float">
            <text:p>68.723468654501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741.08601524259" calcext:value-type="float">
            <text:p>1741.08601524259</text:p>
          </table:table-cell>
          <table:table-cell office:value-type="float" office:value="0.000286026950782706" calcext:value-type="float">
            <text:p>0.000286026950782706</text:p>
          </table:table-cell>
          <table:table-cell office:value-type="float" office:value="0.0790098726266588" calcext:value-type="float">
            <text:p>0.0790098726266588</text:p>
          </table:table-cell>
          <table:table-cell office:value-type="float" office:value="0.979990448622871" calcext:value-type="float">
            <text:p>0.979990448622871</text:p>
          </table:table-cell>
          <table:table-cell office:value-type="float" office:value="2.32731271636786" calcext:value-type="float">
            <text:p>2.32731271636786</text:p>
          </table:table-cell>
          <table:table-cell office:value-type="float" office:value="0.020474018633249" calcext:value-type="float">
            <text:p>0.020474018633249</text:p>
          </table:table-cell>
          <table:table-cell office:value-type="float" office:value="0.00453870450211137" calcext:value-type="float">
            <text:p>0.00453870450211137</text:p>
          </table:table-cell>
          <table:table-cell office:value-type="float" office:value="11.2508055016897" calcext:value-type="float">
            <text:p>11.250805501689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726.87509614249" calcext:value-type="float">
            <text:p>1726.87509614249</text:p>
          </table:table-cell>
          <table:table-cell office:value-type="float" office:value="0.000294632142616951" calcext:value-type="float">
            <text:p>0.000294632142616951</text:p>
          </table:table-cell>
          <table:table-cell office:value-type="float" office:value="0.0770741280780028" calcext:value-type="float">
            <text:p>0.0770741280780028</text:p>
          </table:table-cell>
          <table:table-cell office:value-type="float" office:value="0.985294442050736" calcext:value-type="float">
            <text:p>0.985294442050736</text:p>
          </table:table-cell>
          <table:table-cell office:value-type="float" office:value="2.32313142660465" calcext:value-type="float">
            <text:p>2.32313142660465</text:p>
          </table:table-cell>
          <table:table-cell office:value-type="float" office:value="0.0198819193687673" calcext:value-type="float">
            <text:p>0.0198819193687673</text:p>
          </table:table-cell>
          <table:table-cell office:value-type="float" office:value="0.00453672390732164" calcext:value-type="float">
            <text:p>0.00453672390732164</text:p>
          </table:table-cell>
          <table:table-cell office:value-type="float" office:value="73.3496073776092" calcext:value-type="float">
            <text:p>73.349607377609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765.46993657341" calcext:value-type="float">
            <text:p>1765.46993657341</text:p>
          </table:table-cell>
          <table:table-cell office:value-type="float" office:value="0.000285542345825372" calcext:value-type="float">
            <text:p>0.000285542345825372</text:p>
          </table:table-cell>
          <table:table-cell office:value-type="float" office:value="0.0781299764837148" calcext:value-type="float">
            <text:p>0.0781299764837148</text:p>
          </table:table-cell>
          <table:table-cell office:value-type="float" office:value="0.974569394091023" calcext:value-type="float">
            <text:p>0.974569394091023</text:p>
          </table:table-cell>
          <table:table-cell office:value-type="float" office:value="2.3368973258034" calcext:value-type="float">
            <text:p>2.3368973258034</text:p>
          </table:table-cell>
          <table:table-cell office:value-type="float" office:value="0.0202892424694133" calcext:value-type="float">
            <text:p>0.0202892424694133</text:p>
          </table:table-cell>
          <table:table-cell office:value-type="float" office:value="0.0044625423652375" calcext:value-type="float">
            <text:p>0.0044625423652375</text:p>
          </table:table-cell>
          <table:table-cell office:value-type="float" office:value="62.7704114322086" calcext:value-type="float">
            <text:p>62.7704114322086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Durchschnitt</text:p>
          </table:table-cell>
          <table:table-cell table:style-name="ce1" table:formula="of:=AVERAGE([.D5:.D11])" office:value-type="float" office:value="1761.61222104346" calcext:value-type="float">
            <text:p>1761.61222104346</text:p>
          </table:table-cell>
          <table:table-cell table:style-name="ce1" table:formula="of:=AVERAGE([.E5:.E11])" office:value-type="float" office:value="0.000286645355648689" calcext:value-type="float">
            <text:p>0.000286645355648689</text:p>
          </table:table-cell>
          <table:table-cell table:style-name="ce1" table:formula="of:=AVERAGE([.F5:.F11])" office:value-type="float" office:value="0.076858250332407" calcext:value-type="float">
            <text:p>0.076858250332407</text:p>
          </table:table-cell>
          <table:table-cell table:style-name="ce1" table:formula="of:=AVERAGE([.G5:.G11])" office:value-type="float" office:value="0.978548317785018" calcext:value-type="float">
            <text:p>0.978548317785018</text:p>
          </table:table-cell>
          <table:table-cell table:style-name="ce1" table:formula="of:=AVERAGE([.H5:.H11])" office:value-type="float" office:value="2.2993814882472" calcext:value-type="float">
            <text:p>2.2993814882472</text:p>
          </table:table-cell>
          <table:table-cell table:style-name="ce1" table:formula="of:=AVERAGE([.I5:.I11])" office:value-type="float" office:value="0.0201908396963463" calcext:value-type="float">
            <text:p>0.0201908396963463</text:p>
          </table:table-cell>
          <table:table-cell table:style-name="ce1" table:formula="of:=AVERAGE([.J5:.J11])" office:value-type="float" office:value="0.00449019015510289" calcext:value-type="float">
            <text:p>0.00449019015510289</text:p>
          </table:table-cell>
          <table:table-cell table:style-name="ce1" table:formula="of:=AVERAGE([.K5:.K11])" office:value-type="float" office:value="70.8653130091147" calcext:value-type="float">
            <text:p>70.8653130091147</text:p>
          </table:table-cell>
          <table:table-cell table:formula="of:=[.K12]/[.O3]" office:value-type="float" office:value="0.0222078699495815" calcext:value-type="float">
            <text:p>0.0222078699495815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 calcext:value-type="string">
            <text:p>wahre Werte</text:p>
          </table:table-cell>
          <table:table-cell table:style-name="ce1" table:formula="of:=1000+500+250" office:value-type="float" office:value="1750" calcext:value-type="float">
            <text:p>1750</text:p>
          </table:table-cell>
          <table:table-cell table:style-name="ce1" office:value-type="float" office:value="0.00029" calcext:value-type="float">
            <text:p>0.00029</text:p>
          </table:table-cell>
          <table:table-cell table:style-name="ce1" office:value-type="float" office:value="0.076" calcext:value-type="float">
            <text:p>0.076</text:p>
          </table:table-cell>
          <table:table-cell table:style-name="ce1" office:value-type="float" office:value="0.98" calcext:value-type="float">
            <text:p>0.98</text:p>
          </table:table-cell>
          <table:table-cell table:style-name="ce1" table:formula="of:=55 / 24" office:value-type="float" office:value="2.29166666666667" calcext:value-type="float">
            <text:p>2.2916666666666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0451" calcext:value-type="float">
            <text:p>0.00451</text:p>
          </table:table-cell>
          <table:table-cell table:style-name="ce1"/>
          <table:table-cell table:number-columns-repeated="10"/>
        </table:table-row>
        <table:table-row table:style-name="ro3">
          <table:table-cell table:number-columns-repeated="2"/>
          <table:table-cell table:style-name="ce1" office:value-type="string" calcext:value-type="string">
            <text:p>Abweichung abs</text:p>
          </table:table-cell>
          <table:table-cell table:style-name="ce1" table:formula="of:=[.D12]-[.D13]" office:value-type="float" office:value="11.6122210434601" calcext:value-type="float">
            <text:p>11.6122210434601</text:p>
          </table:table-cell>
          <table:table-cell table:style-name="ce1" table:formula="of:=[.E12]-[.E13]" office:value-type="float" office:value="-0.00000335464435131098" calcext:value-type="float">
            <text:p>-3.35464435131098E-06</text:p>
          </table:table-cell>
          <table:table-cell table:style-name="ce1" table:formula="of:=[.F12]-[.F13]" office:value-type="float" office:value="0.000858250332406996" calcext:value-type="float">
            <text:p>0.000858250332406996</text:p>
          </table:table-cell>
          <table:table-cell table:style-name="ce1" table:formula="of:=[.G12]-[.G13]" office:value-type="float" office:value="-0.00145168221498193" calcext:value-type="float">
            <text:p>-0.00145168221498193</text:p>
          </table:table-cell>
          <table:table-cell table:style-name="ce1" table:formula="of:=[.H12]-[.H13]" office:value-type="float" office:value="0.00771482158053338" calcext:value-type="float">
            <text:p>0.00771482158053338</text:p>
          </table:table-cell>
          <table:table-cell table:style-name="ce1" table:formula="of:=[.I12]-[.I13]" office:value-type="float" office:value="0.000190839696346298" calcext:value-type="float">
            <text:p>0.000190839696346298</text:p>
          </table:table-cell>
          <table:table-cell table:style-name="ce1" table:formula="of:=[.J12]-[.J13]" office:value-type="float" office:value="-0.0000198098448971097" calcext:value-type="float">
            <text:p>-1.98098448971097E-05</text:p>
          </table:table-cell>
          <table:table-cell table:style-name="ce1"/>
          <table:table-cell table:number-columns-repeated="10"/>
        </table:table-row>
        <table:table-row table:style-name="ro4">
          <table:table-cell table:number-columns-repeated="2"/>
          <table:table-cell table:style-name="ce1" office:value-type="string" calcext:value-type="string">
            <text:p>Abweichung %</text:p>
          </table:table-cell>
          <table:table-cell table:style-name="ce1" table:formula="of:=[.D14]/([.D13]/100)" office:value-type="float" office:value="0.663555488197718" calcext:value-type="float">
            <text:p>0.663555488197718</text:p>
          </table:table-cell>
          <table:table-cell table:style-name="ce1" table:formula="of:=[.E14]/([.E13]/100)" office:value-type="float" office:value="-1.15677391424516" calcext:value-type="float">
            <text:p>-1.15677391424516</text:p>
          </table:table-cell>
          <table:table-cell table:style-name="ce1" table:formula="of:=[.F14]/([.F13]/100)" office:value-type="float" office:value="1.1292767531671" calcext:value-type="float">
            <text:p>1.1292767531671</text:p>
          </table:table-cell>
          <table:table-cell table:style-name="ce1" table:formula="of:=[.G14]/([.G13]/100)" office:value-type="float" office:value="-0.148130838263462" calcext:value-type="float">
            <text:p>-0.148130838263462</text:p>
          </table:table-cell>
          <table:table-cell table:style-name="ce1" table:formula="of:=[.H14]/([.H13]/100)" office:value-type="float" office:value="0.33664675987782" calcext:value-type="float">
            <text:p>0.33664675987782</text:p>
          </table:table-cell>
          <table:table-cell table:style-name="ce1" table:formula="of:=[.I14]/([.I13]/100)" office:value-type="float" office:value="0.954198481731491" calcext:value-type="float">
            <text:p>0.954198481731491</text:p>
          </table:table-cell>
          <table:table-cell table:style-name="ce1" table:formula="of:=[.J14]/([.J13]/100)" office:value-type="float" office:value="-0.439242680645448" calcext:value-type="float">
            <text:p>-0.439242680645448</text:p>
          </table:table-cell>
          <table:table-cell table:style-name="ce1"/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Fall 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Ständer Dämpfung</text:p>
          </table:table-cell>
          <table:table-cell office:value-type="string" calcext:value-type="string">
            <text:p>Ständer Steifigkeit</text:p>
          </table:table-cell>
          <table:table-cell office:value-type="string" calcext:value-type="string">
            <text:p>Ständer Masse</text:p>
          </table:table-cell>
          <table:table-cell office:value-type="string" calcext:value-type="string">
            <text:p>Spindel Dämpfung</text:p>
          </table:table-cell>
          <table:table-cell office:value-type="string" calcext:value-type="string">
            <text:p>Spindel Steifigkeit</text:p>
          </table:table-cell>
          <table:table-cell office:value-type="string" calcext:value-type="string">
            <text:p>Spindelgehäuse Masse</text:p>
          </table:table-cell>
          <table:table-cell office:value-type="string" calcext:value-type="string">
            <text:p>Spindel Masse</text:p>
          </table:table-cell>
          <table:table-cell office:value-type="string" calcext:value-type="string">
            <text:p>KGT Dämpfung</text:p>
          </table:table-cell>
          <table:table-cell office:value-type="string" calcext:value-type="string">
            <text:p>KGT Steifigkeit</text:p>
          </table:table-cell>
          <table:table-cell office:value-type="string" calcext:value-type="string">
            <text:p>KGT Trägheitsmoment</text:p>
          </table:table-cell>
          <table:table-cell office:value-type="string" calcext:value-type="string">
            <text:p>Leitspindel visk. Reibung</text:p>
          </table:table-cell>
          <table:table-cell office:value-type="string" calcext:value-type="string">
            <text:p>Riemen Dämpfung</text:p>
          </table:table-cell>
          <table:table-cell office:value-type="string" calcext:value-type="string">
            <text:p>Riemen Steifigkeit</text:p>
          </table:table-cell>
          <table:table-cell office:value-type="string" calcext:value-type="string">
            <text:p>Getriebewirkungsgrad</text:p>
          </table:table-cell>
          <table:table-cell office:value-type="string" calcext:value-type="string">
            <text:p>Getriebeübersetzung</text:p>
          </table:table-cell>
          <table:table-cell office:value-type="string" calcext:value-type="string">
            <text:p>Spindelsteigung</text:p>
          </table:table-cell>
          <table:table-cell office:value-type="string" calcext:value-type="string">
            <text:p>Motorträgheitsmo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ariable1</text:p>
          </table:table-cell>
          <table:table-cell office:value-type="string" calcext:value-type="string">
            <text:p>Variable2</text:p>
          </table:table-cell>
          <table:table-cell office:value-type="string" calcext:value-type="string">
            <text:p>Variable3</text:p>
          </table:table-cell>
          <table:table-cell office:value-type="string" calcext:value-type="string">
            <text:p>Variable4</text:p>
          </table:table-cell>
          <table:table-cell office:value-type="string" calcext:value-type="string">
            <text:p>Variable5</text:p>
          </table:table-cell>
          <table:table-cell office:value-type="string" calcext:value-type="string">
            <text:p>Variable6</text:p>
          </table:table-cell>
          <table:table-cell office:value-type="string" calcext:value-type="string">
            <text:p>Variable7</text:p>
          </table:table-cell>
          <table:table-cell office:value-type="string" calcext:value-type="string">
            <text:p>Variable8</text:p>
          </table:table-cell>
          <table:table-cell office:value-type="string" calcext:value-type="string">
            <text:p>Variable9</text:p>
          </table:table-cell>
          <table:table-cell office:value-type="string" calcext:value-type="string">
            <text:p>Variable10</text:p>
          </table:table-cell>
          <table:table-cell office:value-type="string" calcext:value-type="string">
            <text:p>Variable11</text:p>
          </table:table-cell>
          <table:table-cell office:value-type="string" calcext:value-type="string">
            <text:p>Variable12</text:p>
          </table:table-cell>
          <table:table-cell office:value-type="string" calcext:value-type="string">
            <text:p>Variable13</text:p>
          </table:table-cell>
          <table:table-cell office:value-type="string" calcext:value-type="string">
            <text:p>Variable14</text:p>
          </table:table-cell>
          <table:table-cell office:value-type="string" calcext:value-type="string">
            <text:p>Variable15</text:p>
          </table:table-cell>
          <table:table-cell office:value-type="string" calcext:value-type="string">
            <text:p>Variable16</text:p>
          </table:table-cell>
          <table:table-cell office:value-type="string" calcext:value-type="string">
            <text:p>Variable17</text:p>
          </table:table-cell>
          <table:table-cell office:value-type="string" calcext:value-type="string">
            <text:p>beste Fitness</text:p>
          </table:table-cell>
        </table:table-row>
        <table:table-row table:style-name="ro1">
          <table:table-cell table:number-columns-repeated="3"/>
          <table:table-cell office:value-type="float" office:value="97785.8844552515" calcext:value-type="float">
            <text:p>97785.8844552515</text:p>
          </table:table-cell>
          <table:table-cell office:value-type="float" office:value="1574999251.05017" calcext:value-type="float">
            <text:p>1574999251.05017</text:p>
          </table:table-cell>
          <table:table-cell office:value-type="float" office:value="950.000020997546" calcext:value-type="float">
            <text:p>950.000020997546</text:p>
          </table:table-cell>
          <table:table-cell office:value-type="float" office:value="95030.8450096063" calcext:value-type="float">
            <text:p>95030.8450096063</text:p>
          </table:table-cell>
          <table:table-cell office:value-type="float" office:value="95000597.5336607" calcext:value-type="float">
            <text:p>95000597.5336607</text:p>
          </table:table-cell>
          <table:table-cell office:value-type="float" office:value="1775.86257530218" calcext:value-type="float">
            <text:p>1775.86257530218</text:p>
          </table:table-cell>
          <table:table-cell office:value-type="float" office:value="237.500005997768" calcext:value-type="float">
            <text:p>237.500005997768</text:p>
          </table:table-cell>
          <table:table-cell office:value-type="float" office:value="104954.229089006" calcext:value-type="float">
            <text:p>104954.229089006</text:p>
          </table:table-cell>
          <table:table-cell office:value-type="float" office:value="190873365.279396" calcext:value-type="float">
            <text:p>190873365.279396</text:p>
          </table:table-cell>
          <table:table-cell office:value-type="float" office:value="0.000281622669041319" calcext:value-type="float">
            <text:p>0.000281622669041319</text:p>
          </table:table-cell>
          <table:table-cell office:value-type="float" office:value="0.0777823699352309" calcext:value-type="float">
            <text:p>0.0777823699352309</text:p>
          </table:table-cell>
          <table:table-cell office:value-type="float" office:value="0.950265889830546" calcext:value-type="float">
            <text:p>0.950265889830546</text:p>
          </table:table-cell>
          <table:table-cell office:value-type="float" office:value="203482.319718445" calcext:value-type="float">
            <text:p>203482.319718445</text:p>
          </table:table-cell>
          <table:table-cell office:value-type="float" office:value="0.996095770226343" calcext:value-type="float">
            <text:p>0.996095770226343</text:p>
          </table:table-cell>
          <table:table-cell office:value-type="float" office:value="2.3316774655594" calcext:value-type="float">
            <text:p>2.3316774655594</text:p>
          </table:table-cell>
          <table:table-cell office:value-type="float" office:value="0.0205378005839841" calcext:value-type="float">
            <text:p>0.0205378005839841</text:p>
          </table:table-cell>
          <table:table-cell office:value-type="float" office:value="0.00440456552178156" calcext:value-type="float">
            <text:p>0.00440456552178156</text:p>
          </table:table-cell>
          <table:table-cell office:value-type="float" office:value="15064.7670960508" calcext:value-type="float">
            <text:p>15064.7670960508</text:p>
          </table:table-cell>
        </table:table-row>
        <table:table-row table:style-name="ro1">
          <table:table-cell table:number-columns-repeated="3"/>
          <table:table-cell office:value-type="float" office:value="95058.3713825067" calcext:value-type="float">
            <text:p>95058.3713825067</text:p>
          </table:table-cell>
          <table:table-cell office:value-type="float" office:value="1481194887.65817" calcext:value-type="float">
            <text:p>1481194887.65817</text:p>
          </table:table-cell>
          <table:table-cell office:value-type="float" office:value="950.000430706524" calcext:value-type="float">
            <text:p>950.000430706524</text:p>
          </table:table-cell>
          <table:table-cell office:value-type="float" office:value="95346.1080964315" calcext:value-type="float">
            <text:p>95346.1080964315</text:p>
          </table:table-cell>
          <table:table-cell office:value-type="float" office:value="95454156.6013689" calcext:value-type="float">
            <text:p>95454156.6013689</text:p>
          </table:table-cell>
          <table:table-cell office:value-type="float" office:value="1750.33814882637" calcext:value-type="float">
            <text:p>1750.33814882637</text:p>
          </table:table-cell>
          <table:table-cell office:value-type="float" office:value="237.500065414432" calcext:value-type="float">
            <text:p>237.500065414432</text:p>
          </table:table-cell>
          <table:table-cell office:value-type="float" office:value="95524.9954908653" calcext:value-type="float">
            <text:p>95524.9954908653</text:p>
          </table:table-cell>
          <table:table-cell office:value-type="float" office:value="208482572.692742" calcext:value-type="float">
            <text:p>208482572.692742</text:p>
          </table:table-cell>
          <table:table-cell office:value-type="float" office:value="0.000282433134033534" calcext:value-type="float">
            <text:p>0.000282433134033534</text:p>
          </table:table-cell>
          <table:table-cell office:value-type="float" office:value="0.0743245088219364" calcext:value-type="float">
            <text:p>0.0743245088219364</text:p>
          </table:table-cell>
          <table:table-cell office:value-type="float" office:value="0.975189562054151" calcext:value-type="float">
            <text:p>0.975189562054151</text:p>
          </table:table-cell>
          <table:table-cell office:value-type="float" office:value="190099.562593309" calcext:value-type="float">
            <text:p>190099.562593309</text:p>
          </table:table-cell>
          <table:table-cell office:value-type="float" office:value="0.98432927156696" calcext:value-type="float">
            <text:p>0.98432927156696</text:p>
          </table:table-cell>
          <table:table-cell office:value-type="float" office:value="2.28924377050323" calcext:value-type="float">
            <text:p>2.28924377050323</text:p>
          </table:table-cell>
          <table:table-cell office:value-type="float" office:value="0.0203020012942476" calcext:value-type="float">
            <text:p>0.0203020012942476</text:p>
          </table:table-cell>
          <table:table-cell office:value-type="float" office:value="0.00443662259091412" calcext:value-type="float">
            <text:p>0.00443662259091412</text:p>
          </table:table-cell>
          <table:table-cell office:value-type="float" office:value="15210.1500608816" calcext:value-type="float">
            <text:p>15210.1500608816</text:p>
          </table:table-cell>
        </table:table-row>
        <table:table-row table:style-name="ro1">
          <table:table-cell table:number-columns-repeated="3"/>
          <table:table-cell office:value-type="float" office:value="103164.30167395" calcext:value-type="float">
            <text:p>103164.30167395</text:p>
          </table:table-cell>
          <table:table-cell office:value-type="float" office:value="1540678027.28278" calcext:value-type="float">
            <text:p>1540678027.28278</text:p>
          </table:table-cell>
          <table:table-cell office:value-type="float" office:value="950.000017334644" calcext:value-type="float">
            <text:p>950.000017334644</text:p>
          </table:table-cell>
          <table:table-cell office:value-type="float" office:value="101691.426847381" calcext:value-type="float">
            <text:p>101691.426847381</text:p>
          </table:table-cell>
          <table:table-cell office:value-type="float" office:value="95000002.4947952" calcext:value-type="float">
            <text:p>95000002.4947952</text:p>
          </table:table-cell>
          <table:table-cell office:value-type="float" office:value="1750.33785332208" calcext:value-type="float">
            <text:p>1750.33785332208</text:p>
          </table:table-cell>
          <table:table-cell office:value-type="float" office:value="237.500361956063" calcext:value-type="float">
            <text:p>237.500361956063</text:p>
          </table:table-cell>
          <table:table-cell office:value-type="float" office:value="97506.2198761575" calcext:value-type="float">
            <text:p>97506.2198761575</text:p>
          </table:table-cell>
          <table:table-cell office:value-type="float" office:value="202678709.000114" calcext:value-type="float">
            <text:p>202678709.000114</text:p>
          </table:table-cell>
          <table:table-cell office:value-type="float" office:value="0.000282431939724585" calcext:value-type="float">
            <text:p>0.000282431939724585</text:p>
          </table:table-cell>
          <table:table-cell office:value-type="float" office:value="0.0743244998238132" calcext:value-type="float">
            <text:p>0.0743244998238132</text:p>
          </table:table-cell>
          <table:table-cell office:value-type="float" office:value="0.972438469703715" calcext:value-type="float">
            <text:p>0.972438469703715</text:p>
          </table:table-cell>
          <table:table-cell office:value-type="float" office:value="198256.924486857" calcext:value-type="float">
            <text:p>198256.924486857</text:p>
          </table:table-cell>
          <table:table-cell office:value-type="float" office:value="0.984329270613188" calcext:value-type="float">
            <text:p>0.984329270613188</text:p>
          </table:table-cell>
          <table:table-cell office:value-type="float" office:value="2.28924487982991" calcext:value-type="float">
            <text:p>2.28924487982991</text:p>
          </table:table-cell>
          <table:table-cell office:value-type="float" office:value="0.0202903950213921" calcext:value-type="float">
            <text:p>0.0202903950213921</text:p>
          </table:table-cell>
          <table:table-cell office:value-type="float" office:value="0.00443662123832957" calcext:value-type="float">
            <text:p>0.00443662123832957</text:p>
          </table:table-cell>
          <table:table-cell office:value-type="float" office:value="15210.0503998694" calcext:value-type="float">
            <text:p>15210.0503998694</text:p>
          </table:table-cell>
        </table:table-row>
        <table:table-row table:style-name="ro1">
          <table:table-cell table:number-columns-repeated="3"/>
          <table:table-cell office:value-type="float" office:value="101203.250565854" calcext:value-type="float">
            <text:p>101203.250565854</text:p>
          </table:table-cell>
          <table:table-cell office:value-type="float" office:value="1574993326.93552" calcext:value-type="float">
            <text:p>1574993326.93552</text:p>
          </table:table-cell>
          <table:table-cell office:value-type="float" office:value="950.000001006291" calcext:value-type="float">
            <text:p>950.000001006291</text:p>
          </table:table-cell>
          <table:table-cell office:value-type="float" office:value="102553.968172708" calcext:value-type="float">
            <text:p>102553.968172708</text:p>
          </table:table-cell>
          <table:table-cell office:value-type="float" office:value="95021623.5102892" calcext:value-type="float">
            <text:p>95021623.5102892</text:p>
          </table:table-cell>
          <table:table-cell office:value-type="float" office:value="1750.33784933173" calcext:value-type="float">
            <text:p>1750.33784933173</text:p>
          </table:table-cell>
          <table:table-cell office:value-type="float" office:value="237.500054672737" calcext:value-type="float">
            <text:p>237.500054672737</text:p>
          </table:table-cell>
          <table:table-cell office:value-type="float" office:value="99951.5154307009" calcext:value-type="float">
            <text:p>99951.5154307009</text:p>
          </table:table-cell>
          <table:table-cell office:value-type="float" office:value="190844264.617257" calcext:value-type="float">
            <text:p>190844264.617257</text:p>
          </table:table-cell>
          <table:table-cell office:value-type="float" office:value="0.000287701867257977" calcext:value-type="float">
            <text:p>0.000287701867257977</text:p>
          </table:table-cell>
          <table:table-cell office:value-type="float" office:value="0.0743244914052397" calcext:value-type="float">
            <text:p>0.0743244914052397</text:p>
          </table:table-cell>
          <table:table-cell office:value-type="float" office:value="0.987329478375145" calcext:value-type="float">
            <text:p>0.987329478375145</text:p>
          </table:table-cell>
          <table:table-cell office:value-type="float" office:value="190001.091004474" calcext:value-type="float">
            <text:p>190001.091004474</text:p>
          </table:table-cell>
          <table:table-cell office:value-type="float" office:value="0.984329328749558" calcext:value-type="float">
            <text:p>0.984329328749558</text:p>
          </table:table-cell>
          <table:table-cell office:value-type="float" office:value="2.2892448546958" calcext:value-type="float">
            <text:p>2.2892448546958</text:p>
          </table:table-cell>
          <table:table-cell office:value-type="float" office:value="0.0202944162026602" calcext:value-type="float">
            <text:p>0.0202944162026602</text:p>
          </table:table-cell>
          <table:table-cell office:value-type="float" office:value="0.00443662041316928" calcext:value-type="float">
            <text:p>0.00443662041316928</text:p>
          </table:table-cell>
          <table:table-cell office:value-type="float" office:value="15216.2476332009" calcext:value-type="float">
            <text:p>15216.2476332009</text:p>
          </table:table-cell>
        </table:table-row>
        <table:table-row table:style-name="ro1">
          <table:table-cell table:number-columns-repeated="3"/>
          <table:table-cell office:value-type="float" office:value="101270.387436862" calcext:value-type="float">
            <text:p>101270.387436862</text:p>
          </table:table-cell>
          <table:table-cell office:value-type="float" office:value="1555570904.74838" calcext:value-type="float">
            <text:p>1555570904.74838</text:p>
          </table:table-cell>
          <table:table-cell office:value-type="float" office:value="950.000007912753" calcext:value-type="float">
            <text:p>950.000007912753</text:p>
          </table:table-cell>
          <table:table-cell office:value-type="float" office:value="95005.81381044" calcext:value-type="float">
            <text:p>95005.81381044</text:p>
          </table:table-cell>
          <table:table-cell office:value-type="float" office:value="95161102.9983802" calcext:value-type="float">
            <text:p>95161102.9983802</text:p>
          </table:table-cell>
          <table:table-cell office:value-type="float" office:value="1716.64075105927" calcext:value-type="float">
            <text:p>1716.64075105927</text:p>
          </table:table-cell>
          <table:table-cell office:value-type="float" office:value="237.500057392575" calcext:value-type="float">
            <text:p>237.500057392575</text:p>
          </table:table-cell>
          <table:table-cell office:value-type="float" office:value="98606.1351232112" calcext:value-type="float">
            <text:p>98606.1351232112</text:p>
          </table:table-cell>
          <table:table-cell office:value-type="float" office:value="192545742.908391" calcext:value-type="float">
            <text:p>192545742.908391</text:p>
          </table:table-cell>
          <table:table-cell office:value-type="float" office:value="0.000287426726998144" calcext:value-type="float">
            <text:p>0.000287426726998144</text:p>
          </table:table-cell>
          <table:table-cell office:value-type="float" office:value="0.077261599681926" calcext:value-type="float">
            <text:p>0.077261599681926</text:p>
          </table:table-cell>
          <table:table-cell office:value-type="float" office:value="1.0059732447395" calcext:value-type="float">
            <text:p>1.0059732447395</text:p>
          </table:table-cell>
          <table:table-cell office:value-type="float" office:value="209816.984524028" calcext:value-type="float">
            <text:p>209816.984524028</text:p>
          </table:table-cell>
          <table:table-cell office:value-type="float" office:value="0.992468865482158" calcext:value-type="float">
            <text:p>0.992468865482158</text:p>
          </table:table-cell>
          <table:table-cell office:value-type="float" office:value="2.34847429142032" calcext:value-type="float">
            <text:p>2.34847429142032</text:p>
          </table:table-cell>
          <table:table-cell office:value-type="float" office:value="0.0203369752983765" calcext:value-type="float">
            <text:p>0.0203369752983765</text:p>
          </table:table-cell>
          <table:table-cell office:value-type="float" office:value="0.0044923370631737" calcext:value-type="float">
            <text:p>0.0044923370631737</text:p>
          </table:table-cell>
          <table:table-cell office:value-type="float" office:value="14834.318154999" calcext:value-type="float">
            <text:p>14834.318154999</text:p>
          </table:table-cell>
        </table:table-row>
        <table:table-row table:style-name="ro1">
          <table:table-cell table:number-columns-repeated="3"/>
          <table:table-cell office:value-type="float" office:value="96304.1431525179" calcext:value-type="float">
            <text:p>96304.1431525179</text:p>
          </table:table-cell>
          <table:table-cell office:value-type="float" office:value="1425005760.73593" calcext:value-type="float">
            <text:p>1425005760.73593</text:p>
          </table:table-cell>
          <table:table-cell office:value-type="float" office:value="950.00000018737" calcext:value-type="float">
            <text:p>950.00000018737</text:p>
          </table:table-cell>
          <table:table-cell office:value-type="float" office:value="99772.5223546423" calcext:value-type="float">
            <text:p>99772.5223546423</text:p>
          </table:table-cell>
          <table:table-cell office:value-type="float" office:value="95004568.7931304" calcext:value-type="float">
            <text:p>95004568.7931304</text:p>
          </table:table-cell>
          <table:table-cell office:value-type="float" office:value="1716.64075085581" calcext:value-type="float">
            <text:p>1716.64075085581</text:p>
          </table:table-cell>
          <table:table-cell office:value-type="float" office:value="237.500045603574" calcext:value-type="float">
            <text:p>237.500045603574</text:p>
          </table:table-cell>
          <table:table-cell office:value-type="float" office:value="95014.2393234073" calcext:value-type="float">
            <text:p>95014.2393234073</text:p>
          </table:table-cell>
          <table:table-cell office:value-type="float" office:value="209859165.341744" calcext:value-type="float">
            <text:p>209859165.341744</text:p>
          </table:table-cell>
          <table:table-cell office:value-type="float" office:value="0.00028742628083477" calcext:value-type="float">
            <text:p>0.00028742628083477</text:p>
          </table:table-cell>
          <table:table-cell office:value-type="float" office:value="0.0772615803499273" calcext:value-type="float">
            <text:p>0.0772615803499273</text:p>
          </table:table-cell>
          <table:table-cell office:value-type="float" office:value="0.989040742796572" calcext:value-type="float">
            <text:p>0.989040742796572</text:p>
          </table:table-cell>
          <table:table-cell office:value-type="float" office:value="194562.819749351" calcext:value-type="float">
            <text:p>194562.819749351</text:p>
          </table:table-cell>
          <table:table-cell office:value-type="float" office:value="0.992468869329018" calcext:value-type="float">
            <text:p>0.992468869329018</text:p>
          </table:table-cell>
          <table:table-cell office:value-type="float" office:value="2.34847429115014" calcext:value-type="float">
            <text:p>2.34847429115014</text:p>
          </table:table-cell>
          <table:table-cell office:value-type="float" office:value="0.0203373034828698" calcext:value-type="float">
            <text:p>0.0203373034828698</text:p>
          </table:table-cell>
          <table:table-cell office:value-type="float" office:value="0.0044923370632927" calcext:value-type="float">
            <text:p>0.0044923370632927</text:p>
          </table:table-cell>
          <table:table-cell office:value-type="float" office:value="14834.2930635377" calcext:value-type="float">
            <text:p>14834.2930635377</text:p>
          </table:table-cell>
        </table:table-row>
        <table:table-row table:style-name="ro5">
          <table:table-cell table:number-columns-repeated="3"/>
          <table:table-cell office:value-type="float" office:value="104909.935165604" calcext:value-type="float">
            <text:p>104909.935165604</text:p>
          </table:table-cell>
          <table:table-cell office:value-type="float" office:value="1539745659.66286" calcext:value-type="float">
            <text:p>1539745659.66286</text:p>
          </table:table-cell>
          <table:table-cell office:value-type="float" office:value="950.000285968909" calcext:value-type="float">
            <text:p>950.000285968909</text:p>
          </table:table-cell>
          <table:table-cell office:value-type="float" office:value="95753.8748843109" calcext:value-type="float">
            <text:p>95753.8748843109</text:p>
          </table:table-cell>
          <table:table-cell office:value-type="float" office:value="104977089.203785" calcext:value-type="float">
            <text:p>104977089.203785</text:p>
          </table:table-cell>
          <table:table-cell office:value-type="float" office:value="1747.81526072429" calcext:value-type="float">
            <text:p>1747.81526072429</text:p>
          </table:table-cell>
          <table:table-cell office:value-type="float" office:value="237.500220583698" calcext:value-type="float">
            <text:p>237.500220583698</text:p>
          </table:table-cell>
          <table:table-cell office:value-type="float" office:value="104101.178765145" calcext:value-type="float">
            <text:p>104101.178765145</text:p>
          </table:table-cell>
          <table:table-cell office:value-type="float" office:value="205345797.188762" calcext:value-type="float">
            <text:p>205345797.188762</text:p>
          </table:table-cell>
          <table:table-cell office:value-type="float" office:value="0.000282687139265757" calcext:value-type="float">
            <text:p>0.000282687139265757</text:p>
          </table:table-cell>
          <table:table-cell office:value-type="float" office:value="0.0773486879503347" calcext:value-type="float">
            <text:p>0.0773486879503347</text:p>
          </table:table-cell>
          <table:table-cell office:value-type="float" office:value="0.952026608093277" calcext:value-type="float">
            <text:p>0.952026608093277</text:p>
          </table:table-cell>
          <table:table-cell office:value-type="float" office:value="209946.871201275" calcext:value-type="float">
            <text:p>209946.871201275</text:p>
          </table:table-cell>
          <table:table-cell office:value-type="float" office:value="0.984314594506676" calcext:value-type="float">
            <text:p>0.984314594506676</text:p>
          </table:table-cell>
          <table:table-cell office:value-type="float" office:value="2.36026614249896" calcext:value-type="float">
            <text:p>2.36026614249896</text:p>
          </table:table-cell>
          <table:table-cell office:value-type="float" office:value="0.0204756205596368" calcext:value-type="float">
            <text:p>0.0204756205596368</text:p>
          </table:table-cell>
          <table:table-cell office:value-type="float" office:value="0.00441791867234383" calcext:value-type="float">
            <text:p>0.00441791867234383</text:p>
          </table:table-cell>
          <table:table-cell office:value-type="float" office:value="14872.1447958887" calcext:value-type="float">
            <text:p>14872.1447958887</text:p>
          </table:table-cell>
        </table:table-row>
        <table:table-row table:style-name="ro6">
          <table:table-cell table:number-columns-repeated="2"/>
          <table:table-cell table:style-name="ce1" office:value-type="string" calcext:value-type="string">
            <text:p>Durchschnitt</text:p>
          </table:table-cell>
          <table:table-cell table:style-name="ce1" table:formula="of:=AVERAGE([.D20:.D26])" office:value-type="float" office:value="99956.6105475065" calcext:value-type="float">
            <text:p>99956.6105475065</text:p>
          </table:table-cell>
          <table:table-cell table:style-name="ce1" table:formula="of:=AVERAGE([.E20:.E26])" office:value-type="float" office:value="1527455402.58197" calcext:value-type="float">
            <text:p>1527455402.58197</text:p>
          </table:table-cell>
          <table:table-cell table:style-name="ce1" table:formula="of:=AVERAGE([.F20:.F26])" office:value-type="float" office:value="950.000109159148" calcext:value-type="float">
            <text:p>950.000109159148</text:p>
          </table:table-cell>
          <table:table-cell table:style-name="ce1" table:formula="of:=AVERAGE([.G20:.G26])" office:value-type="float" office:value="97879.22273936" calcext:value-type="float">
            <text:p>97879.22273936</text:p>
          </table:table-cell>
          <table:table-cell table:style-name="ce1" table:formula="of:=AVERAGE([.H20:.H26])" office:value-type="float" office:value="96517020.1622014" calcext:value-type="float">
            <text:p>96517020.1622014</text:p>
          </table:table-cell>
          <table:table-cell table:style-name="ce1" table:formula="of:=AVERAGE([.I20:.I26])" office:value-type="float" office:value="1743.99616991739" calcext:value-type="float">
            <text:p>1743.99616991739</text:p>
          </table:table-cell>
          <table:table-cell table:style-name="ce1" table:formula="of:=AVERAGE([.J20:.J26])" office:value-type="float" office:value="237.500115945835" calcext:value-type="float">
            <text:p>237.500115945835</text:p>
          </table:table-cell>
          <table:table-cell table:style-name="ce1" table:formula="of:=AVERAGE([.K20:.K26])" office:value-type="float" office:value="99379.787585499" calcext:value-type="float">
            <text:p>99379.787585499</text:p>
          </table:table-cell>
          <table:table-cell table:style-name="ce1" table:formula="of:=AVERAGE([.L20:.L26])" office:value-type="float" office:value="200089945.289772" calcext:value-type="float">
            <text:p>200089945.289772</text:p>
          </table:table-cell>
          <table:table-cell table:style-name="ce1" table:formula="of:=AVERAGE([.M20:.M26])" office:value-type="float" office:value="0.00028453282245087" calcext:value-type="float">
            <text:p>0.00028453282245087</text:p>
          </table:table-cell>
          <table:table-cell table:style-name="ce1" table:formula="of:=AVERAGE([.N20:.N26])" office:value-type="float" office:value="0.0760896768526298" calcext:value-type="float">
            <text:p>0.0760896768526298</text:p>
          </table:table-cell>
          <table:table-cell table:style-name="ce1" table:formula="of:=AVERAGE([.O20:.O26])" office:value-type="float" office:value="0.97603771365613" calcext:value-type="float">
            <text:p>0.97603771365613</text:p>
          </table:table-cell>
          <table:table-cell table:style-name="ce1" table:formula="of:=AVERAGE([.P20:.P26])" office:value-type="float" office:value="199452.367611105" calcext:value-type="float">
            <text:p>199452.367611105</text:p>
          </table:table-cell>
          <table:table-cell table:style-name="ce1" table:formula="of:=AVERAGE([.Q20:.Q26])" office:value-type="float" office:value="0.9883337100677" calcext:value-type="float">
            <text:p>0.9883337100677</text:p>
          </table:table-cell>
          <table:table-cell table:style-name="ce1" table:formula="of:=AVERAGE([.R20:.R26])" office:value-type="float" office:value="2.32237509937968" calcext:value-type="float">
            <text:p>2.32237509937968</text:p>
          </table:table-cell>
          <table:table-cell table:style-name="ce1" table:formula="of:=AVERAGE([.S20:.S26])" office:value-type="float" office:value="0.020367787491881" calcext:value-type="float">
            <text:p>0.020367787491881</text:p>
          </table:table-cell>
          <table:table-cell table:style-name="ce1" table:formula="of:=AVERAGE([.T20:.T26])" office:value-type="float" office:value="0.00444528893757211" calcext:value-type="float">
            <text:p>0.00444528893757211</text:p>
          </table:table-cell>
          <table:table-cell table:style-name="ce1" table:formula="of:=AVERAGE([.U20:.U26])" office:value-type="float" office:value="15034.5673149183" calcext:value-type="float">
            <text:p>15034.5673149183</text:p>
          </table:table-cell>
        </table:table-row>
        <table:table-row table:style-name="ro3">
          <table:table-cell table:number-columns-repeated="2"/>
          <table:table-cell table:style-name="ce1" office:value-type="string" calcext:value-type="string">
            <text:p>wahre Werte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1500000000" calcext:value-type="float">
            <text:p>15000000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100000000" calcext:value-type="float">
            <text:p>1000000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200000000" calcext:value-type="float">
            <text:p>200000000</text:p>
          </table:table-cell>
          <table:table-cell table:style-name="ce1" office:value-type="float" office:value="0.00029" calcext:value-type="float">
            <text:p>0.00029</text:p>
          </table:table-cell>
          <table:table-cell table:style-name="ce1" office:value-type="float" office:value="0.076" calcext:value-type="float">
            <text:p>0.0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0000" calcext:value-type="float">
            <text:p>200000</text:p>
          </table:table-cell>
          <table:table-cell table:style-name="ce1" office:value-type="float" office:value="0.98" calcext:value-type="float">
            <text:p>0.98</text:p>
          </table:table-cell>
          <table:table-cell table:style-name="ce1" table:formula="of:=55 / 24" office:value-type="float" office:value="2.29166666666667" calcext:value-type="float">
            <text:p>2.2916666666666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0451" calcext:value-type="float">
            <text:p>0.00451</text:p>
          </table:table-cell>
          <table:table-cell table:style-name="ce1"/>
        </table:table-row>
        <table:table-row table:style-name="ro7">
          <table:table-cell table:number-columns-repeated="2"/>
          <table:table-cell table:style-name="ce1" office:value-type="string" calcext:value-type="string">
            <text:p>Abweichung abs</text:p>
          </table:table-cell>
          <table:table-cell table:style-name="ce1" table:formula="of:=[.D27]-[.D28]" office:value-type="float" office:value="-43.3894524934731" calcext:value-type="float">
            <text:p>-43.3894524934731</text:p>
          </table:table-cell>
          <table:table-cell table:style-name="ce1" table:formula="of:=[.E27]-[.E28]" office:value-type="float" office:value="27455402.5819728" calcext:value-type="float">
            <text:p>27455402.5819728</text:p>
          </table:table-cell>
          <table:table-cell table:style-name="ce1" table:formula="of:=[.F27]-[.F28]" office:value-type="float" office:value="-49.9998908408519" calcext:value-type="float">
            <text:p>-49.9998908408519</text:p>
          </table:table-cell>
          <table:table-cell table:style-name="ce1" table:formula="of:=[.G27]-[.G28]" office:value-type="float" office:value="-2120.77726063998" calcext:value-type="float">
            <text:p>-2120.77726063998</text:p>
          </table:table-cell>
          <table:table-cell table:style-name="ce1" table:formula="of:=[.H27]-[.H28]" office:value-type="float" office:value="-3482979.83779863" calcext:value-type="float">
            <text:p>-3482979.83779863</text:p>
          </table:table-cell>
          <table:table-cell table:style-name="ce1" table:formula="of:=[.I27]-[.I28]" office:value-type="float" office:value="1243.99616991739" calcext:value-type="float">
            <text:p>1243.99616991739</text:p>
          </table:table-cell>
          <table:table-cell table:style-name="ce1" table:formula="of:=[.J27]-[.J28]" office:value-type="float" office:value="-12.4998840541646" calcext:value-type="float">
            <text:p>-12.4998840541646</text:p>
          </table:table-cell>
          <table:table-cell table:style-name="ce1" table:formula="of:=[.K27]-[.K28]" office:value-type="float" office:value="-620.212414501031" calcext:value-type="float">
            <text:p>-620.212414501031</text:p>
          </table:table-cell>
          <table:table-cell table:style-name="ce1" table:formula="of:=[.L27]-[.L28]" office:value-type="float" office:value="89945.2897725105" calcext:value-type="float">
            <text:p>89945.2897725105</text:p>
          </table:table-cell>
          <table:table-cell table:style-name="ce1" table:formula="of:=[.M27]-[.M28]" office:value-type="float" office:value="-0.00000546717754913045" calcext:value-type="float">
            <text:p>-5.46717754913045E-06</text:p>
          </table:table-cell>
          <table:table-cell table:style-name="ce1" table:formula="of:=[.N27]-[.N28]" office:value-type="float" office:value="0.0000896768526297553" calcext:value-type="float">
            <text:p>8.96768526297553E-05</text:p>
          </table:table-cell>
          <table:table-cell table:style-name="ce1" table:formula="of:=[.O27]-[.O28]" office:value-type="float" office:value="-0.0239622863438701" calcext:value-type="float">
            <text:p>-0.0239622863438701</text:p>
          </table:table-cell>
          <table:table-cell table:style-name="ce1" table:formula="of:=[.P27]-[.P28]" office:value-type="float" office:value="-547.632388894504" calcext:value-type="float">
            <text:p>-547.632388894504</text:p>
          </table:table-cell>
          <table:table-cell table:style-name="ce1" table:formula="of:=[.Q27]-[.Q28]" office:value-type="float" office:value="0.00833371006770023" calcext:value-type="float">
            <text:p>0.00833371006770023</text:p>
          </table:table-cell>
          <table:table-cell table:style-name="ce1" table:formula="of:=[.R27]-[.R28]" office:value-type="float" office:value="0.0307084327130132" calcext:value-type="float">
            <text:p>0.0307084327130132</text:p>
          </table:table-cell>
          <table:table-cell table:style-name="ce1" table:formula="of:=[.S27]-[.S28]" office:value-type="float" office:value="0.000367787491881006" calcext:value-type="float">
            <text:p>0.000367787491881006</text:p>
          </table:table-cell>
          <table:table-cell table:style-name="ce1" table:formula="of:=[.T27]-[.T28]" office:value-type="float" office:value="-0.000064711062427893" calcext:value-type="float">
            <text:p>-6.4711062427893E-05</text:p>
          </table:table-cell>
          <table:table-cell/>
        </table:table-row>
        <table:table-row table:style-name="ro8">
          <table:table-cell table:number-columns-repeated="2"/>
          <table:table-cell table:style-name="ce1" office:value-type="string" calcext:value-type="string">
            <text:p>Abweichung %</text:p>
          </table:table-cell>
          <table:table-cell table:style-name="ce1" table:formula="of:=[.D29]/([.D28]/100)" office:value-type="float" office:value="-0.0433894524934731" calcext:value-type="float">
            <text:p>-0.0433894524934731</text:p>
          </table:table-cell>
          <table:table-cell table:style-name="ce1" table:formula="of:=[.E29]/([.E28]/100)" office:value-type="float" office:value="1.83036017213152" calcext:value-type="float">
            <text:p>1.83036017213152</text:p>
          </table:table-cell>
          <table:table-cell table:style-name="ce6" table:formula="of:=[.F29]/([.F28]/100)" office:value-type="float" office:value="-4.99998908408519" calcext:value-type="float">
            <text:p>-4.99998908408519</text:p>
          </table:table-cell>
          <table:table-cell table:style-name="ce1" table:formula="of:=[.G29]/([.G28]/100)" office:value-type="float" office:value="-2.12077726063998" calcext:value-type="float">
            <text:p>-2.12077726063998</text:p>
          </table:table-cell>
          <table:table-cell table:style-name="ce1" table:formula="of:=[.H29]/([.H28]/100)" office:value-type="float" office:value="-3.48297983779863" calcext:value-type="float">
            <text:p>-3.48297983779863</text:p>
          </table:table-cell>
          <table:table-cell table:style-name="ce6" table:formula="of:=[.I29]/([.I28]/100)" office:value-type="float" office:value="248.799233983478" calcext:value-type="float">
            <text:p>248.799233983478</text:p>
          </table:table-cell>
          <table:table-cell table:style-name="ce6" table:formula="of:=[.J29]/([.J28]/100)" office:value-type="float" office:value="-4.99995362166584" calcext:value-type="float">
            <text:p>-4.99995362166584</text:p>
          </table:table-cell>
          <table:table-cell table:style-name="ce1" table:formula="of:=[.K29]/([.K28]/100)" office:value-type="float" office:value="-0.620212414501031" calcext:value-type="float">
            <text:p>-0.620212414501031</text:p>
          </table:table-cell>
          <table:table-cell table:style-name="ce1" table:formula="of:=[.L29]/([.L28]/100)" office:value-type="float" office:value="0.0449726448862553" calcext:value-type="float">
            <text:p>0.0449726448862553</text:p>
          </table:table-cell>
          <table:table-cell table:style-name="ce1" table:formula="of:=[.M29]/([.M28]/100)" office:value-type="float" office:value="-1.88523363763119" calcext:value-type="float">
            <text:p>-1.88523363763119</text:p>
          </table:table-cell>
          <table:table-cell table:style-name="ce1" table:formula="of:=[.N29]/([.N28]/100)" office:value-type="float" office:value="0.117995858723362" calcext:value-type="float">
            <text:p>0.117995858723362</text:p>
          </table:table-cell>
          <table:table-cell table:style-name="ce1" table:formula="of:=[.O29]/([.O28]/100)" office:value-type="float" office:value="-2.39622863438701" calcext:value-type="float">
            <text:p>-2.39622863438701</text:p>
          </table:table-cell>
          <table:table-cell table:style-name="ce1" table:formula="of:=[.P29]/([.P28]/100)" office:value-type="float" office:value="-0.273816194447252" calcext:value-type="float">
            <text:p>-0.273816194447252</text:p>
          </table:table-cell>
          <table:table-cell table:style-name="ce1" table:formula="of:=[.Q29]/([.Q28]/100)" office:value-type="float" office:value="0.850378578336758" calcext:value-type="float">
            <text:p>0.850378578336758</text:p>
          </table:table-cell>
          <table:table-cell table:style-name="ce1" table:formula="of:=[.R29]/([.R28]/100)" office:value-type="float" office:value="1.34000433656785" calcext:value-type="float">
            <text:p>1.34000433656785</text:p>
          </table:table-cell>
          <table:table-cell table:style-name="ce1" table:formula="of:=[.S29]/([.S28]/100)" office:value-type="float" office:value="1.83893745940503" calcext:value-type="float">
            <text:p>1.83893745940503</text:p>
          </table:table-cell>
          <table:table-cell table:style-name="ce1" table:formula="of:=[.T29]/([.T28]/100)" office:value-type="float" office:value="-1.43483508709297" calcext:value-type="float">
            <text:p>-1.43483508709297</text:p>
          </table:table-cell>
          <table:table-cell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rel Abweichung rutschke</text:p>
          </table:table-cell>
          <table:table-cell office:value-type="float" office:value="0.99" calcext:value-type="float">
            <text:p>0.99</text:p>
          </table:table-cell>
          <table:table-cell office:value-type="float" office:value="0.41" calcext:value-type="float">
            <text:p>0.41</text:p>
          </table:table-cell>
          <table:table-cell office:value-type="float" office:value="0.62" calcext:value-type="float">
            <text:p>0.62</text:p>
          </table:table-cell>
          <table:table-cell office:value-type="float" office:value="0.53" calcext:value-type="float">
            <text:p>0.53</text:p>
          </table:table-cell>
          <table:table-cell office:value-type="float" office:value="0.67" calcext:value-type="float">
            <text:p>0.67</text:p>
          </table:table-cell>
          <table:table-cell office:value-type="float" office:value="0.76" calcext:value-type="float">
            <text:p>0.76</text:p>
          </table:table-cell>
          <table:table-cell office:value-type="float" office:value="0.92" calcext:value-type="float">
            <text:p>0.92</text:p>
          </table:table-cell>
          <table:table-cell office:value-type="float" office:value="0.51" calcext:value-type="float">
            <text:p>0.51</text:p>
          </table:table-cell>
          <table:table-cell office:value-type="float" office:value="0.94" calcext:value-type="float">
            <text:p>0.94</text:p>
          </table:table-cell>
          <table:table-cell office:value-type="float" office:value="1.11" calcext:value-type="float">
            <text:p>1.11</text:p>
          </table:table-cell>
          <table:table-cell office:value-type="float" office:value="1.65" calcext:value-type="float">
            <text:p>1.65</text:p>
          </table:table-cell>
          <table:table-cell office:value-type="float" office:value="0.46" calcext:value-type="float">
            <text:p>0.46</text:p>
          </table:table-cell>
          <table:table-cell office:value-type="float" office:value="0.37" calcext:value-type="float">
            <text:p>0.37</text:p>
          </table:table-cell>
          <table:table-cell office:value-type="float" office:value="0.13" calcext:value-type="float">
            <text:p>0.13</text:p>
          </table:table-cell>
          <table:table-cell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  <table:table-cell office:value-type="float" office:value="0.73" calcext:value-type="float">
            <text:p>0.7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bweichung zu rutschke</text:p>
          </table:table-cell>
          <table:table-cell table:style-name="ce5" table:formula="of:=ABS([.D30])-ABS([.D32])" office:value-type="float" office:value="-0.946610547506527" calcext:value-type="float">
            <text:p>-0.95</text:p>
          </table:table-cell>
          <table:table-cell table:style-name="ce5" table:formula="of:=ABS([.E30])-ABS([.E32])" office:value-type="float" office:value="1.42036017213152" calcext:value-type="float">
            <text:p>1.42</text:p>
          </table:table-cell>
          <table:table-cell table:style-name="ce5" table:formula="of:=ABS([.F30])-ABS([.F32])" office:value-type="float" office:value="4.37998908408519" calcext:value-type="float">
            <text:p>4.38</text:p>
          </table:table-cell>
          <table:table-cell table:style-name="ce5" table:formula="of:=ABS([.G30])-ABS([.G32])" office:value-type="float" office:value="1.59077726063998" calcext:value-type="float">
            <text:p>1.59</text:p>
          </table:table-cell>
          <table:table-cell table:style-name="ce5" table:formula="of:=ABS([.H30])-ABS([.H32])" office:value-type="float" office:value="2.81297983779863" calcext:value-type="float">
            <text:p>2.81</text:p>
          </table:table-cell>
          <table:table-cell table:style-name="ce5" table:formula="of:=ABS([.I30])-ABS([.I32])" office:value-type="float" office:value="248.039233983478" calcext:value-type="float">
            <text:p>248.04</text:p>
          </table:table-cell>
          <table:table-cell table:style-name="ce5" table:formula="of:=ABS([.J30])-ABS([.J32])" office:value-type="float" office:value="4.07995362166584" calcext:value-type="float">
            <text:p>4.08</text:p>
          </table:table-cell>
          <table:table-cell table:style-name="ce5" table:formula="of:=ABS([.K30])-ABS([.K32])" office:value-type="float" office:value="0.110212414501031" calcext:value-type="float">
            <text:p>0.11</text:p>
          </table:table-cell>
          <table:table-cell table:style-name="ce5" table:formula="of:=ABS([.L30])-ABS([.L32])" office:value-type="float" office:value="-0.895027355113745" calcext:value-type="float">
            <text:p>-0.90</text:p>
          </table:table-cell>
          <table:table-cell table:style-name="ce5" table:formula="of:=ABS([.M30])-ABS([.M32])" office:value-type="float" office:value="0.775233637631189" calcext:value-type="float">
            <text:p>0.78</text:p>
          </table:table-cell>
          <table:table-cell table:style-name="ce5" table:formula="of:=ABS([.N30])-ABS([.N32])" office:value-type="float" office:value="-1.53200414127664" calcext:value-type="float">
            <text:p>-1.53</text:p>
          </table:table-cell>
          <table:table-cell table:style-name="ce5" table:formula="of:=ABS([.O30])-ABS([.O32])" office:value-type="float" office:value="1.93622863438701" calcext:value-type="float">
            <text:p>1.94</text:p>
          </table:table-cell>
          <table:table-cell table:style-name="ce5" table:formula="of:=ABS([.P30])-ABS([.P32])" office:value-type="float" office:value="-0.0961838055527478" calcext:value-type="float">
            <text:p>-0.10</text:p>
          </table:table-cell>
          <table:table-cell table:style-name="ce5" table:formula="of:=ABS([.Q30])-ABS([.Q32])" office:value-type="float" office:value="0.720378578336758" calcext:value-type="float">
            <text:p>0.72</text:p>
          </table:table-cell>
          <table:table-cell table:style-name="ce5" table:formula="of:=ABS([.R30])-ABS([.R32])" office:value-type="float" office:value="0.140004336567847" calcext:value-type="float">
            <text:p>0.14</text:p>
          </table:table-cell>
          <table:table-cell table:style-name="ce5" table:formula="of:=ABS([.S30])-ABS([.S32])" office:value-type="float" office:value="1.23893745940503" calcext:value-type="float">
            <text:p>1.24</text:p>
          </table:table-cell>
          <table:table-cell table:style-name="ce5" table:formula="of:=ABS([.T30])-ABS([.T32])" office:value-type="float" office:value="0.704835087092971" calcext:value-type="float">
            <text:p>0.7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7T20:55:05.525661458</meta:creation-date>
    <meta:editing-duration>PT10M34S</meta:editing-duration>
    <meta:editing-cycles>3</meta:editing-cycles>
    <meta:generator>LibreOffice/7.3.7.2$Linux_X86_64 LibreOffice_project/30$Build-2</meta:generator>
    <dc:date>2026-01-07T21:39:29.905387873</dc:date>
    <meta:document-statistic meta:table-count="1" meta:cell-count="373" meta:object-count="0"/>
  </office:meta>
</office:document-meta>
</file>